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309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10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37" table:formula="of:=FREQUENCY([.B7:.B106];[.H7:.H43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matrix-columns-spanned="1" table:number-matrix-rows-spanned="6" table:formula="of:=FREQUENCY([.I8:.I43];[.J7:.J12])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5M00S">
            <text:p>12:55:0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3H01M00S">
            <text:p>13:01:00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07M00S">
            <text:p>13:07: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19M00S">
            <text:p>13:19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25M00S">
            <text:p>13:25:00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31M00S">
            <text:p>13:3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43M00S">
            <text:p>13:43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55M00S">
            <text:p>13:5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4H07M00S">
            <text:p>14:07:00</text:p>
          </table:table-cell>
          <table:table-cell office:value-type="float" office:value="3">
            <text:p>3</text:p>
          </table:table-cell>
          <table:table-cell>
            <draw:frame table:end-cell-address="Sheet1.N46" table:end-x="0.787in" table:end-y="0.0126in" draw:z-index="0" draw:style-name="gr1" draw:text-style-name="P1" svg:width="4.3681in" svg:height="4.5772in" svg:x="0.2831in" svg:y="0.0583in">
              <draw:object draw:notify-on-update-of-ranges="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19M00S">
            <text:p>14:1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4H31M00S">
            <text:p>14:3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37M00S">
            <text:p>14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4H43M00S">
            <text:p>14:4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4H55M00S">
            <text:p>14:5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5H01M00S">
            <text:p>15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5H07M00S">
            <text:p>15:0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19M00S">
            <text:p>15:1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5H25M00S">
            <text:p>15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31M00S">
            <text:p>15:3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5H43M00S">
            <text:p>15:4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5H55M00S">
            <text:p>15:55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6H07M00S">
            <text:p>16:07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6H13M00S">
            <text:p>16:13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formula="of:=MAX([.I8:.I43]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formula="of:=MIN([.I8:.I4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59M56S">
            <text:p>14:59:56</text:p>
          </table:table-cell>
          <table:table-cell table:style-name="ce3" office:value-type="time" office:time-value="PT00H55M45S">
            <text:p>00:55:45</text:p>
          </table:table-cell>
          <table:table-cell table:style-name="ce3" office:value-type="time" office:time-value="PT00H56M48S">
            <text:p>00:56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10/19/2019</text:date>, <text:time>23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19T23:35:59.38</dc:date>
    <meta:editing-duration>PT15H46M15S</meta:editing-duration>
    <meta:editing-cycles>62</meta:editing-cycles>
    <meta:generator>OpenOffice/4.1.1$Win32 OpenOffice.org_project/411m6$Build-9775</meta:generator>
    <meta:document-statistic meta:table-count="3" meta:cell-count="8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96cm" svg:height="11.627cm" xlink:href=".." xlink:type="simple" chart:class="chart:bar" chart:style-name="ch1">
        <chart:title svg:x="0.689cm" svg:y="0.368cm" chart:style-name="ch2">
          <text:p>Histogram of Frequency Distribution of Cj Arrivals</text:p>
        </chart:title>
        <chart:plot-area chart:style-name="ch3" table:cell-range-address="Sheet1.K7:Sheet1.K12" svg:x="1.259cm" svg:y="1.843cm" svg:width="9.395cm" svg:height="8.544cm">
          <chartooo:coordinate-region svg:x="1.88cm" svg:y="2.056cm" svg:width="8.774cm" svg:height="7.658cm"/>
          <chart:axis chart:dimension="x" chart:name="primary-x" chart:style-name="ch4">
            <chart:title svg:x="1.718cm" svg:y="10.62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6.79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7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